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440c" officeooo:paragraph-rsid="0012440c"/>
    </style:style>
    <style:style style:name="P2" style:family="paragraph" style:parent-style-name="Standard">
      <style:text-properties officeooo:rsid="00136bb8" officeooo:paragraph-rsid="00136bb8"/>
    </style:style>
    <style:style style:name="T1" style:family="text">
      <style:text-properties officeooo:rsid="00136b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tiste : </text:p>
      <text:p text:style-name="P1"><text:span text:style-name="T1">trouver l’artiste par son</text:span> <text:span text:style-name="T1">nom </text:span></text:p>
      <text:p text:style-name="P2">afficher : son genre, sa note, ses festivals/concerts programmés dans les prochains jours/mois/années</text:p>
      <text:p text:style-name="P2"/>
      <text:p text:style-name="P2"/>
      <text:p text:style-name="P2">Festivals :</text:p>
      <text:p text:style-name="P2">trouver le festival par son nom</text:p>
      <text:p text:style-name="P2">afficher : son genre, sa note, sa taille, sa programm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6:46:08.133474046</meta:creation-date>
    <dc:date>2017-05-12T18:48:07.919599707</dc:date>
    <meta:editing-duration>PT2H1M5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38" meta:character-count="241" meta:non-whitespace-character-count="207"/>
  </office:meta>
</office:document-meta>
</file>